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 svg:font-family="" style:font-family-generic="roman"/>
    <style:font-face style:name="DejaVu Sans" svg:font-family="'DejaVu Sans'" style:font-family-generic="swiss"/>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style:font-face style:name="Lohit Hindi2" svg:font-family="'Lohit Hindi'" style:font-family-generic="system" style:font-pitch="variable"/>
  </office:font-face-decls>
  <office:automatic-styles>
    <style:style style:name="P1" style:family="paragraph" style:parent-style-name="Text_20_body">
      <style:paragraph-properties fo:line-height="200%"/>
      <style:text-properties fo:font-size="10pt" style:font-size-asian="10pt" style:font-size-complex="10pt"/>
    </style:style>
    <style:style style:name="P2" style:family="paragraph" style:parent-style-name="Text_20_body">
      <style:paragraph-properties fo:line-height="200%"/>
      <style:text-properties fo:font-size="10pt" officeooo:paragraph-rsid="005ba067" style:font-size-asian="10pt" style:font-size-complex="10pt"/>
    </style:style>
    <style:style style:name="P3" style:family="paragraph" style:parent-style-name="Text_20_body">
      <style:paragraph-properties fo:line-height="200%"/>
      <style:text-properties fo:font-size="10pt" officeooo:paragraph-rsid="0065e721" style:font-size-asian="10pt" style:font-size-complex="10pt"/>
    </style:style>
    <style:style style:name="P4" style:family="paragraph" style:parent-style-name="Text_20_body">
      <style:paragraph-properties fo:line-height="200%"/>
      <style:text-properties fo:font-size="10pt" officeooo:paragraph-rsid="006bf3f7" style:font-size-asian="10pt" style:font-size-complex="10pt"/>
    </style:style>
    <style:style style:name="P5" style:family="paragraph" style:parent-style-name="Text_20_body">
      <style:paragraph-properties fo:line-height="200%"/>
      <style:text-properties fo:font-size="10pt" officeooo:paragraph-rsid="0068f49d" style:font-size-asian="10pt" style:font-size-complex="10pt"/>
    </style:style>
    <style:style style:name="P6" style:family="paragraph" style:parent-style-name="Text_20_body">
      <style:paragraph-properties fo:line-height="200%"/>
      <style:text-properties fo:font-size="10pt" officeooo:paragraph-rsid="006d173e" style:font-size-asian="10pt" style:font-size-complex="10pt"/>
    </style:style>
    <style:style style:name="P7" style:family="paragraph" style:parent-style-name="Text_20_body">
      <style:paragraph-properties fo:line-height="200%"/>
      <style:text-properties fo:font-size="10pt" fo:font-weight="bold" style:font-size-asian="10pt" style:font-weight-asian="bold" style:font-size-complex="10pt" style:font-weight-complex="bold"/>
    </style:style>
    <style:style style:name="P8" style:family="paragraph" style:parent-style-name="Text_20_body">
      <style:paragraph-properties fo:line-height="200%"/>
      <style:text-properties fo:font-size="10pt" fo:font-weight="bold" officeooo:paragraph-rsid="00570613" style:font-size-asian="10pt" style:font-weight-asian="bold" style:font-size-complex="10pt" style:font-weight-complex="bold"/>
    </style:style>
    <style:style style:name="P9" style:family="paragraph" style:parent-style-name="Text_20_body">
      <style:paragraph-properties fo:line-height="200%"/>
      <style:text-properties fo:font-size="10pt" fo:font-weight="bold" officeooo:paragraph-rsid="0060a78d" style:font-size-asian="10pt" style:font-weight-asian="bold" style:font-size-complex="10pt" style:font-weight-complex="bold"/>
    </style:style>
    <style:style style:name="P10" style:family="paragraph" style:parent-style-name="Text_20_body">
      <style:paragraph-properties fo:line-height="200%"/>
      <style:text-properties fo:font-size="10pt" fo:font-weight="bold" officeooo:paragraph-rsid="006bf3f7" style:font-size-asian="10pt" style:font-weight-asian="bold" style:font-size-complex="10pt" style:font-weight-complex="bold"/>
    </style:style>
    <style:style style:name="P11" style:family="paragraph" style:parent-style-name="Text_20_body">
      <style:paragraph-properties fo:line-height="200%"/>
      <style:text-properties fo:font-size="10pt" fo:font-weight="bold" officeooo:paragraph-rsid="006d173e" style:font-size-asian="10pt" style:font-weight-asian="bold" style:font-size-complex="10pt" style:font-weight-complex="bold"/>
    </style:style>
    <style:style style:name="P12" style:family="paragraph" style:parent-style-name="Text_20_body">
      <style:paragraph-properties fo:line-height="200%"/>
      <style:text-properties fo:font-size="10pt" fo:font-weight="bold" officeooo:paragraph-rsid="005f2584" fo:background-color="transparent" style:font-size-asian="10pt" style:font-weight-asian="bold" style:font-size-complex="10pt" style:font-weight-complex="bold"/>
    </style:style>
    <style:style style:name="P13" style:family="paragraph" style:parent-style-name="Text_20_body">
      <style:paragraph-properties fo:line-height="200%"/>
      <style:text-properties fo:font-size="10pt" fo:font-weight="normal" officeooo:paragraph-rsid="0063ee54" style:font-size-asian="10pt" style:font-weight-asian="normal" style:font-size-complex="10pt" style:font-weight-complex="normal"/>
    </style:style>
    <style:style style:name="P14" style:family="paragraph" style:parent-style-name="Text_20_body">
      <style:paragraph-properties fo:line-height="200%"/>
      <style:text-properties fo:font-size="10pt" fo:font-weight="normal" officeooo:paragraph-rsid="006bf3f7" style:font-size-asian="10pt" style:font-weight-asian="normal" style:font-size-complex="10pt" style:font-weight-complex="normal"/>
    </style:style>
    <style:style style:name="P15" style:family="paragraph" style:parent-style-name="Text_20_body">
      <style:paragraph-properties fo:line-height="200%"/>
      <style:text-properties fo:font-size="10pt" fo:font-weight="normal" officeooo:paragraph-rsid="006f0ab9" style:font-size-asian="10pt" style:font-weight-asian="normal" style:font-size-complex="10pt" style:font-weight-complex="normal"/>
    </style:style>
    <style:style style:name="P16" style:family="paragraph" style:parent-style-name="Text_20_body">
      <style:paragraph-properties fo:line-height="200%"/>
      <style:text-properties fo:font-size="10pt" fo:font-style="italic" style:text-underline-style="solid" style:text-underline-width="auto" style:text-underline-color="font-color" fo:font-weight="normal" officeooo:paragraph-rsid="00758b5a" style:font-size-asian="10pt" style:font-style-asian="italic" style:font-weight-asian="normal" style:font-size-complex="10pt" style:font-style-complex="italic" style:font-weight-complex="normal"/>
    </style:style>
    <style:style style:name="P17" style:family="paragraph" style:parent-style-name="Text_20_body">
      <style:paragraph-properties fo:line-height="200%" fo:break-before="page"/>
      <style:text-properties fo:font-size="10pt" fo:font-weight="bold" style:font-size-asian="10pt" style:font-weight-asian="bold" style:font-size-complex="10pt" style:font-weight-complex="bold"/>
    </style:style>
    <style:style style:name="P18" style:family="paragraph">
      <style:paragraph-properties fo:line-height="200%"/>
      <style:text-properties style:font-name="F" fo:font-size="10pt" style:font-size-asian="10pt" style:font-size-complex="10pt"/>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891ea"/>
    </style:style>
    <style:style style:name="T2" style:family="text">
      <style:text-properties officeooo:rsid="000891ea" fo:background-color="#ffff00"/>
    </style:style>
    <style:style style:name="T3" style:family="text">
      <style:text-properties officeooo:rsid="0008f7f5" fo:background-color="#ffff00"/>
    </style:style>
    <style:style style:name="T4" style:family="text">
      <style:text-properties officeooo:rsid="0009f719" fo:background-color="#ffff00"/>
    </style:style>
    <style:style style:name="T5" style:family="text">
      <style:text-properties officeooo:rsid="000bb9d7" fo:background-color="#ffff00"/>
    </style:style>
    <style:style style:name="T6" style:family="text">
      <style:text-properties officeooo:rsid="000d580d" fo:background-color="#ffff00"/>
    </style:style>
    <style:style style:name="T7" style:family="text">
      <style:text-properties officeooo:rsid="000f7d51" fo:background-color="#ffff00"/>
    </style:style>
    <style:style style:name="T8" style:family="text">
      <style:text-properties officeooo:rsid="0012a2a0" fo:background-color="#ffff00"/>
    </style:style>
    <style:style style:name="T9" style:family="text">
      <style:text-properties officeooo:rsid="0015dd04" fo:background-color="#ffff00"/>
    </style:style>
    <style:style style:name="T10" style:family="text">
      <style:text-properties officeooo:rsid="0017cc23" fo:background-color="#ffff00"/>
    </style:style>
    <style:style style:name="T11" style:family="text">
      <style:text-properties officeooo:rsid="001f4a61" fo:background-color="#ffff00"/>
    </style:style>
    <style:style style:name="T12" style:family="text">
      <style:text-properties officeooo:rsid="0020e8a0" fo:background-color="#ffff00"/>
    </style:style>
    <style:style style:name="T13" style:family="text">
      <style:text-properties officeooo:rsid="00243be5" fo:background-color="#ffff00"/>
    </style:style>
    <style:style style:name="T14" style:family="text">
      <style:text-properties officeooo:rsid="005ba067" fo:background-color="#ffff00"/>
    </style:style>
    <style:style style:name="T15" style:family="text">
      <style:text-properties officeooo:rsid="00621b5c" fo:background-color="#ffff00"/>
    </style:style>
    <style:style style:name="T16" style:family="text">
      <style:text-properties officeooo:rsid="0063ee54" fo:background-color="#ffff00"/>
    </style:style>
    <style:style style:name="T17" style:family="text">
      <style:text-properties officeooo:rsid="0008f7f5" fo:background-color="transparent"/>
    </style:style>
    <style:style style:name="T18" style:family="text">
      <style:text-properties officeooo:rsid="0009f719" fo:background-color="transparent"/>
    </style:style>
    <style:style style:name="T19" style:family="text">
      <style:text-properties officeooo:rsid="000891ea" fo:background-color="transparent"/>
    </style:style>
    <style:style style:name="T20" style:family="text">
      <style:text-properties officeooo:rsid="000bb9d7" fo:background-color="transparent"/>
    </style:style>
    <style:style style:name="T21" style:family="text">
      <style:text-properties officeooo:rsid="000d580d" fo:background-color="transparent"/>
    </style:style>
    <style:style style:name="T22" style:family="text">
      <style:text-properties officeooo:rsid="000de182" fo:background-color="transparent"/>
    </style:style>
    <style:style style:name="T23" style:family="text">
      <style:text-properties officeooo:rsid="000f4abd" fo:background-color="transparent"/>
    </style:style>
    <style:style style:name="T24" style:family="text">
      <style:text-properties officeooo:rsid="000f6b72" fo:background-color="transparent"/>
    </style:style>
    <style:style style:name="T25" style:family="text">
      <style:text-properties officeooo:rsid="000f7d51" fo:background-color="transparent"/>
    </style:style>
    <style:style style:name="T26" style:family="text">
      <style:text-properties officeooo:rsid="0012a2a0" fo:background-color="transparent"/>
    </style:style>
    <style:style style:name="T27" style:family="text">
      <style:text-properties officeooo:rsid="0013e137" fo:background-color="transparent"/>
    </style:style>
    <style:style style:name="T28" style:family="text">
      <style:text-properties officeooo:rsid="0020e8a0" fo:background-color="transparent"/>
    </style:style>
    <style:style style:name="T29" style:family="text">
      <style:text-properties officeooo:rsid="002242b8" fo:background-color="transparent"/>
    </style:style>
    <style:style style:name="T30" style:family="text">
      <style:text-properties officeooo:rsid="0022febc" fo:background-color="transparent"/>
    </style:style>
    <style:style style:name="T31" style:family="text">
      <style:text-properties officeooo:rsid="00243be5" fo:background-color="transparent"/>
    </style:style>
    <style:style style:name="T32" style:family="text">
      <style:text-properties officeooo:rsid="005b9e63" fo:background-color="transparent"/>
    </style:style>
    <style:style style:name="T33" style:family="text">
      <style:text-properties officeooo:rsid="005caa22" fo:background-color="transparent"/>
    </style:style>
    <style:style style:name="T34" style:family="text">
      <style:text-properties officeooo:rsid="005e5c43" fo:background-color="transparent"/>
    </style:style>
    <style:style style:name="T35" style:family="text">
      <style:text-properties officeooo:rsid="005f7d87" fo:background-color="transparent"/>
    </style:style>
    <style:style style:name="T36" style:family="text">
      <style:text-properties officeooo:rsid="00621b5c" fo:background-color="transparent"/>
    </style:style>
    <style:style style:name="T37" style:family="text">
      <style:text-properties officeooo:rsid="0063247c" fo:background-color="transparent"/>
    </style:style>
    <style:style style:name="T38" style:family="text">
      <style:text-properties officeooo:rsid="000bb9d7"/>
    </style:style>
    <style:style style:name="T39" style:family="text">
      <style:text-properties officeooo:rsid="000beba5"/>
    </style:style>
    <style:style style:name="T40" style:family="text">
      <style:text-properties officeooo:rsid="000c6048"/>
    </style:style>
    <style:style style:name="T41" style:family="text">
      <style:text-properties officeooo:rsid="000d580d"/>
    </style:style>
    <style:style style:name="T42" style:family="text">
      <style:text-properties style:text-position="sub 58%" officeooo:rsid="000d580d" fo:background-color="transparent"/>
    </style:style>
    <style:style style:name="T43" style:family="text">
      <style:text-properties style:text-position="sub 58%" officeooo:rsid="000f7d51"/>
    </style:style>
    <style:style style:name="T44" style:family="text">
      <style:text-properties style:text-position="sub 58%" officeooo:rsid="001a2c51"/>
    </style:style>
    <style:style style:name="T45" style:family="text">
      <style:text-properties style:text-position="sub 58%" officeooo:rsid="001bae95"/>
    </style:style>
    <style:style style:name="T46" style:family="text">
      <style:text-properties style:text-position="super 58%" officeooo:rsid="000d580d" fo:background-color="transparent"/>
    </style:style>
    <style:style style:name="T47" style:family="text">
      <style:text-properties style:text-position="super 58%" officeooo:rsid="0012a2a0"/>
    </style:style>
    <style:style style:name="T48" style:family="text">
      <style:text-properties style:text-position="super 58%" officeooo:rsid="0017cc23"/>
    </style:style>
    <style:style style:name="T49" style:family="text">
      <style:text-properties style:text-position="super 58%" officeooo:rsid="0063ee54"/>
    </style:style>
    <style:style style:name="T50" style:family="text">
      <style:text-properties officeooo:rsid="000f7d51"/>
    </style:style>
    <style:style style:name="T51" style:family="text">
      <style:text-properties officeooo:rsid="0011559a"/>
    </style:style>
    <style:style style:name="T52" style:family="text">
      <style:text-properties officeooo:rsid="0012a2a0"/>
    </style:style>
    <style:style style:name="T53" style:family="text">
      <style:text-properties officeooo:rsid="00143e44"/>
    </style:style>
    <style:style style:name="T54" style:family="text">
      <style:text-properties officeooo:rsid="0015dd04"/>
    </style:style>
    <style:style style:name="T55" style:family="text">
      <style:text-properties officeooo:rsid="0017cc23"/>
    </style:style>
    <style:style style:name="T56" style:family="text">
      <style:text-properties officeooo:rsid="0019c111"/>
    </style:style>
    <style:style style:name="T57" style:family="text">
      <style:text-properties officeooo:rsid="001a2c51"/>
    </style:style>
    <style:style style:name="T58" style:family="text">
      <style:text-properties officeooo:rsid="001b5bdc"/>
    </style:style>
    <style:style style:name="T59" style:family="text">
      <style:text-properties officeooo:rsid="001bae95"/>
    </style:style>
    <style:style style:name="T60" style:family="text">
      <style:text-properties officeooo:rsid="001d9b79"/>
    </style:style>
    <style:style style:name="T61" style:family="text">
      <style:text-properties officeooo:rsid="001f4a61"/>
    </style:style>
    <style:style style:name="T62" style:family="text">
      <style:text-properties officeooo:rsid="0020e8a0"/>
    </style:style>
    <style:style style:name="T63" style:family="text">
      <style:text-properties officeooo:rsid="0023e7c6"/>
    </style:style>
    <style:style style:name="T64" style:family="text">
      <style:text-properties officeooo:rsid="00243be5"/>
    </style:style>
    <style:style style:name="T65" style:family="text">
      <style:text-properties officeooo:rsid="0025df95"/>
    </style:style>
    <style:style style:name="T66" style:family="text">
      <style:text-properties officeooo:rsid="0027a933"/>
    </style:style>
    <style:style style:name="T67" style:family="text">
      <style:text-properties officeooo:rsid="0028eb8a"/>
    </style:style>
    <style:style style:name="T68" style:family="text">
      <style:text-properties officeooo:rsid="003b0aec"/>
    </style:style>
    <style:style style:name="T69" style:family="text">
      <style:text-properties officeooo:rsid="003cdf0b"/>
    </style:style>
    <style:style style:name="T70" style:family="text">
      <style:text-properties officeooo:rsid="003ea0b5"/>
    </style:style>
    <style:style style:name="T71" style:family="text">
      <style:text-properties officeooo:rsid="003ed012"/>
    </style:style>
    <style:style style:name="T72" style:family="text">
      <style:text-properties officeooo:rsid="00402964"/>
    </style:style>
    <style:style style:name="T73" style:family="text">
      <style:text-properties officeooo:rsid="0041ddbc"/>
    </style:style>
    <style:style style:name="T74" style:family="text">
      <style:text-properties officeooo:rsid="0043915d"/>
    </style:style>
    <style:style style:name="T75" style:family="text">
      <style:text-properties officeooo:rsid="00457c7a"/>
    </style:style>
    <style:style style:name="T76" style:family="text">
      <style:text-properties officeooo:rsid="0053471d"/>
    </style:style>
    <style:style style:name="T77" style:family="text">
      <style:text-properties officeooo:rsid="00570613"/>
    </style:style>
    <style:style style:name="T78" style:family="text">
      <style:text-properties fo:font-weight="bold" style:font-weight-asian="bold" style:font-weight-complex="bold"/>
    </style:style>
    <style:style style:name="T79" style:family="text">
      <style:text-properties officeooo:rsid="0058f235"/>
    </style:style>
    <style:style style:name="T80" style:family="text">
      <style:text-properties officeooo:rsid="005ba067"/>
    </style:style>
    <style:style style:name="T81" style:family="text">
      <style:text-properties officeooo:rsid="005f2584"/>
    </style:style>
    <style:style style:name="T82" style:family="text">
      <style:text-properties officeooo:rsid="0060a78d"/>
    </style:style>
    <style:style style:name="T83" style:family="text">
      <style:text-properties officeooo:rsid="0063ee54"/>
    </style:style>
    <style:style style:name="T84" style:family="text">
      <style:text-properties officeooo:rsid="0065e721"/>
    </style:style>
    <style:style style:name="T85" style:family="text">
      <style:text-properties officeooo:rsid="00663316"/>
    </style:style>
    <style:style style:name="T86" style:family="text">
      <style:text-properties officeooo:rsid="0067be80"/>
    </style:style>
    <style:style style:name="T87" style:family="text">
      <style:text-properties officeooo:rsid="0068d19f"/>
    </style:style>
    <style:style style:name="T88" style:family="text">
      <style:text-properties officeooo:rsid="0068f49d"/>
    </style:style>
    <style:style style:name="T89" style:family="text">
      <style:text-properties officeooo:rsid="006ae50a"/>
    </style:style>
    <style:style style:name="T90" style:family="text">
      <style:text-properties officeooo:rsid="006bf3f7"/>
    </style:style>
    <style:style style:name="T91" style:family="text">
      <style:text-properties officeooo:rsid="006d173e"/>
    </style:style>
    <style:style style:name="T92" style:family="text">
      <style:text-properties officeooo:rsid="006f0ab9"/>
    </style:style>
    <style:style style:name="T93" style:family="text">
      <style:text-properties officeooo:rsid="00710641"/>
    </style:style>
    <style:style style:name="T94" style:family="text">
      <style:text-properties officeooo:rsid="0071fdae"/>
    </style:style>
    <style:style style:name="T95" style:family="text">
      <style:text-properties officeooo:rsid="007300d6"/>
    </style:style>
    <style:style style:name="T96" style:family="text">
      <style:text-properties style:text-underline-style="solid" style:text-underline-type="double" style:text-underline-width="auto" style:text-underline-color="font-color" officeooo:rsid="006d173e"/>
    </style:style>
    <style:style style:name="T97" style:family="text">
      <style:text-properties style:text-underline-style="none" officeooo:rsid="006d173e"/>
    </style:style>
    <style:style style:name="T98" style:family="text">
      <style:text-properties officeooo:rsid="00758b5a"/>
    </style:style>
    <style:style style:name="T99"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10pt" style:language-asian="zh" style:country-asian="CN" style:font-style-asian="normal" style:font-weight-asian="normal" style:font-name-complex="Lohit Hindi2"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7">Abstract</text:span></text:p>
      <text:p text:style-name="P7"><text:span text:style-name="T77">Introduction</text:span></text:p>
      <text:p text:style-name="P1"><text:span text:style-name="T78">Methods</text:span></text:p>
      <text:p text:style-name="P1">Field sites</text:p>
      <text:p text:style-name="P2"><text:span text:style-name="T80">We collected samples in the two most extreme regions of the </text:span><text:span text:style-name="T1">Newfoundland and Labrador Boreal Ecosystem Latitudinal Transect </text:span><text:span text:style-name="T80">(NL-BELT), which are located in southwestern Newfoundland and southern Labrador. In each region of the transect, study plots have been established at three individual sites of boreal forests chosen for similar </text:span><text:span text:style-name="T14">vegetation, stand age, ..</text:span><text:span text:style-name="T80">. We analyzed one profile from each of three sites in the most northern (Eagle River, ER) and most southern (Grand Codroy River, GCR) region. </text:span></text:p>
      <text:p text:style-name="P1"><text:span text:style-name="T1">A detailed description of the field sites can be found in [</text:span><text:span text:style-name="T2">reference to Jerome's field paper].</text:span><text:span text:style-name="T3"> Also add table with field site data.</text:span></text:p>
      <text:p text:style-name="P12"><text:span text:style-name="T81">Sampling procedure</text:span></text:p>
      <text:p text:style-name="P1"><text:span text:style-name="T17">At each site, three plots where established, of which only one was sampled in this study. </text:span><text:span text:style-name="T18">A 10x10 cm square of the organic layer was cut out with a kitchen knife and manually separated into L, F, and H layers.</text:span><text:span text:style-name="T19"> </text:span><text:span text:style-name="T18">The mineral soil was sampled <text:s/>by taking three 10 cm long cylindrical soil cores with an hydr</text:span><text:span text:style-name="T35">au</text:span><text:span text:style-name="T18">lic corer [</text:span><text:span text:style-name="T4">model</text:span><text:span text:style-name="T18">]. </text:span><text:span text:style-name="T36">This procedure was repeated twice for each plot. All samples generated this way were split in a subsample for soil chemistry, which was </text:span><text:span text:style-name="T15">?air dried? And milled (Wiley, Ball mill??</text:span><text:span text:style-name="T36"> The other subsample was</text:span><text:span text:style-name="T20"> frozen </text:span><text:span text:style-name="T33">as soon as possible (latest by the end of each field work day) </text:span><text:span text:style-name="T37">and</text:span><text:span text:style-name="T33"> transported to St John's frozen, where samples were </text:span><text:span text:style-name="T20">freeze-dried and stored dark and dry in air-tight </text:span><text:span text:style-name="T33">sealed </text:span><text:span text:style-name="T20">bags at 5°C </text:span><text:span text:style-name="T34">until extractions</text:span><text:span text:style-name="T20">. </text:span></text:p>
      <text:p text:style-name="P9"><text:span text:style-name="T82">Soil chemistry</text:span></text:p>
      <text:p text:style-name="P13"><text:span text:style-name="T83">Soil carbon contents and bulk δ</text:span><text:span text:style-name="T49">13</text:span><text:span text:style-name="T83">C where analyzed by EA-IRMS (Memorial University of Newfoundland. Soil Nitrogen contents and δ</text:span><text:span text:style-name="T49">15</text:span><text:span text:style-name="T83">N were analyzed by </text:span><text:span text:style-name="T16">large scale EA-IRMS (University of Ottawa)</text:span><text:span text:style-name="T83">.</text:span></text:p>
      <text:p text:style-name="P7">PLFA extraction</text:p>
      <text:p text:style-name="P1"><text:span text:style-name="T38">Prior to PLFA analysis, organic (LFH </text:span><text:span text:style-name="T40">horizons</text:span><text:span text:style-name="T38">) samples were carefully ground with mortar and pistle. </text:span><text:span text:style-name="T39">Woody material to large for grinding (</text:span><text:span text:style-name="T5">&gt;</text:span><text:span text:style-name="T38">1mm diameter</text:span><text:span text:style-name="T39">)</text:span><text:span text:style-name="T38"> was </text:span><text:span text:style-name="T39">removed</text:span><text:span text:style-name="T38">. </text:span><text:span text:style-name="T40">Mineral soils (B horizon) were sieved to 2mm for homogenization.</text:span></text:p>
      <text:p text:style-name="P1"><text:span text:style-name="T41">PLFAs were extracted from 2g organic soil or 10g mineral soil in 50 mL teflon centrifuge tubes (Nalgene). To determine recovery rates, approximately 100 µg </text:span><text:span text:style-name="T6">[di-17:0 phosphatidylcholine]</text:span><text:span text:style-name="T21"> was transferred onto the dry sample with 3x1 mL 2:1 </text:span><text:soft-page-break/><text:span text:style-name="T21">MeOH (methanol):DCM(dichloromethane). 0.8 mL phosphate buffer (pH 7.</text:span><text:span text:style-name="T6">4</text:span><text:span text:style-name="T21">, </text:span><text:span text:style-name="T6">molarity??</text:span><text:span text:style-name="T21">) was added to the spiked samples to keep the extractant ratios. </text:span></text:p>
      <text:p text:style-name="P1"/>
      <text:p text:style-name="P1"><text:span text:style-name="T25">PLFAs were extracted with a modified Bligh Dyer extraction (</text:span><text:span text:style-name="T7">Cooke 2008</text:span><text:span text:style-name="T25">).</text:span><text:span text:style-name="T21">Extractant (1:2:0.8 DCM:MeOH:PO</text:span><text:span text:style-name="T42">4</text:span><text:span text:style-name="T46">3-</text:span><text:span text:style-name="T21"> buffer) was added to all samples to provide a final volu</text:span><text:span text:style-name="T32">m</text:span><text:span text:style-name="T21">e of 30.4mL. Samples were sonicated [</text:span><text:span text:style-name="T6">model</text:span><text:span text:style-name="T21">] for 1h, horizontally shaken for 4h </text:span><text:span text:style-name="T6">[model]</text:span><text:span text:style-name="T21">, and centrifuged </text:span><text:span text:style-name="T6">[model]</text:span><text:span text:style-name="T21"> for 20 min at </text:span><text:span text:style-name="T22">4000</text:span><text:span text:style-name="T21"> rpm. </text:span><text:span text:style-name="T23">The supernatant extract was transferred into a 50 mL glass tube [Kimex] with a pasteur pipette. The remaining pallet was </text:span><text:span text:style-name="T25">re-extracted twice with </text:span><text:span text:style-name="T23">15.2 mL of the same extractant </text:span><text:span text:style-name="T25">mixture</text:span><text:span text:style-name="T23">, </text:span><text:span text:style-name="T25">however, the samples were shaken </text:span><text:span text:style-name="T24">overnight </text:span><text:span text:style-name="T25">and for 3h respectively. The supernatants of both re-extractions combined in a second glass tube, and the liquid volumes evened out among the two vials. 5mL DCM and 5mL </text:span><text:span text:style-name="T21">PO</text:span><text:span text:style-name="T42">4</text:span><text:span text:style-name="T46">3-</text:span><text:span text:style-name="T25"> buffer were added to each vial. The vials were capped and mixed by inverting them multiple times, and centrifuged (5min, 1000 rpm) to separate phases. The lower, organic phase of the initial extract was transferred to pre-weighted glass tube with a pasteur pipette. The organic phase of the vial containing the re-extracts was transferred to the aqueous phase of the initial extract the same way. The phases mixed by inverting the vial, separated by centrifugation, and the organic phase transferred into the same pre-weighted vial. </text:span></text:p>
      <text:p text:style-name="P1"/>
      <text:p text:style-name="P1"><text:span text:style-name="T25">The combined organic phases were weighted and distributed into 2-4 pre-weighted glass tubes, </text:span><text:span text:style-name="T7">the distribution ratios tracked by weight.</text:span><text:span text:style-name="T25"> </text:span><text:span text:style-name="T26">Samples were dried down under N2 flow </text:span><text:span text:style-name="T25">[</text:span><text:span text:style-name="T7">model</text:span><text:span text:style-name="T25">] </text:span><text:span text:style-name="T26">or by vacuum centrifugation (Thermo Savant </text:span><text:span text:style-name="T8">250</text:span><text:span text:style-name="T26">) </text:span><text:span text:style-name="T27">and stored at -18 °C.</text:span></text:p>
      <text:p text:style-name="P1">One vial per sample was used for solid phase extraction (SPE). </text:p>
      <text:p text:style-name="P1"><text:span text:style-name="T50">1g of silica (Unisil) was cleaned by washing with 2 aliquots of DCM, dried under a N</text:span><text:span text:style-name="T43">2</text:span><text:span text:style-name="T50"> flow [</text:span><text:span text:style-name="T7">model</text:span><text:span text:style-name="T50">] and at 100°C overnight [</text:span><text:span text:style-name="T7">model</text:span><text:span text:style-name="T50">]. </text:span><text:span text:style-name="T51">Dry silica was transferred onto 8mL glass columns (Supelco) </text:span><text:span text:style-name="T52">with DCM, solvent flow was set to ~2mL min</text:span><text:span text:style-name="T47">-1</text:span><text:span text:style-name="T52"> (1 drop per second). 6mL of DCM were passed through the column. The dry lipid </text:span><text:span text:style-name="T53">was re-dissolved in 5mL DCM and loaded onto the column one pasteur pipette at a time. The tube was washed with 3x1mL DCM. When the entire sample had been loaded onto the column and the solvent passed through the column, 6mL DCM and thereafter, 12 mL acetone were added onto the column. The combined DCM and acetone fractions were stored for further analysis. Phospholipids were eluted from the column with 6 mL 3:5:2 DCM:MeOH:water </text:span><text:span text:style-name="T54">[</text:span><text:span text:style-name="T9">reference</text:span><text:span text:style-name="T54">] (This solvent has been modified to ensure complete elution)</text:span><text:span text:style-name="T53">. </text:span><text:span text:style-name="T55">Phospholipid fractions were dried with a vacuum centrifuge and stored at -18 °C.</text:span></text:p>
      <text:p text:style-name="P1"><text:span text:style-name="T55">Phospholipid fatty acids were transesterified into fatty acid methyl esters (FAMEs) by adding 1 mL 1:1 MeOH : Toluene </text:span><text:soft-page-break/><text:span text:style-name="T55">(MeOH of known δ</text:span><text:span text:style-name="T48">13</text:span><text:span text:style-name="T55">C was used for this step) and 1 mL methanolic KOH (</text:span><text:span text:style-name="T10">0.2 M</text:span><text:span text:style-name="T55">).</text:span><text:span text:style-name="T56"> The lipids were carefully redissolved and the samples reacted for 15 min at 37 C (aluminium blocks in the drying oven). </text:span><text:span text:style-name="T57">After cooling down, 1mL acetic acid (0.2M), 5 mL nanopure water and 5 mL 9:1 hexane:</text:span><text:span text:style-name="T58">diethyl</text:span><text:span text:style-name="T57">ether were added, the samples vigorously vortexed and centrifuged (1000 rpm, 5min). The upper, organic phase was transferred into a clean 8mL glass vial (Kimax). </text:span><text:span text:style-name="T58">Aqueous phases were re-extracted twice with 5 mL 9:1 hexane:diethylether, the organic combined </text:span><text:span text:style-name="T57">and dried under N</text:span><text:span text:style-name="T44">2</text:span><text:span text:style-name="T57"> flow. </text:span></text:p>
      <text:p text:style-name="P1"><text:span text:style-name="T59">Dry FAMEs were transferred into 2 mL GC vials with 3x400µL DCM and dried under N</text:span><text:span text:style-name="T45">2</text:span><text:span text:style-name="T59"> flow. These GC vials were pre-loaded with approximately 20 µg 20:0 ethyl ester internal standard. </text:span><text:span text:style-name="T60">For analysis, samples were re-dissolved in 500 µL DCM.</text:span></text:p>
      <text:p text:style-name="P1">Analysis</text:p>
      <text:p text:style-name="P1"><text:span text:style-name="T61">FAMEs were quantified with GC/FID (Agilent </text:span><text:span text:style-name="T11">model</text:span><text:span text:style-name="T61">), a subset of samples was analyzed with GC/MS (</text:span><text:span text:style-name="T11">Agilent, model</text:span><text:span text:style-name="T61">) for peak identification. In both cases, identical chromatographic conditions were applied. Samples were separated using a </text:span><text:span text:style-name="T11">nnn</text:span><text:span text:style-name="T61"> column (60mx0.25mmx0.25 µm</text:span><text:span text:style-name="T62">).</text:span><text:span text:style-name="T12"> TEMPERATURE PROGRAM</text:span><text:span text:style-name="T62">. The isotopic composition of FAMEs was analyzed with GC-C-IRMS (Agilent MS, Thermo GCC, </text:span><text:span text:style-name="T12">Delta+</text:span><text:span text:style-name="T28"> IRMS). The same GC temperature program and the same column type were used, but with a column with an ID of 0.32 mm.</text:span></text:p>
      <text:p text:style-name="P1"/>
      <text:p text:style-name="P1"><text:span text:style-name="T28">2 FAME mixtures were used for identification (37 FAME mixture and Metreya bacterial fatty acid methyl esters (BAME) mixture; both Supelco).</text:span><text:span text:style-name="T29"> A 8 fatty acid methyl and ethyl ester mixture was of known carbon isotopic composition (University of Indiana) was used as a reference compound </text:span><text:span text:style-name="T30">for isotopic analysis</text:span><text:span text:style-name="T29">.</text:span><text:span text:style-name="T31"> </text:span></text:p>
      <text:p text:style-name="P1"/>
      <text:p text:style-name="P1"><text:span text:style-name="T63">The isotopic composition of methanol used for saponification with a TOC analyzed [model] linked to an IRMS [model] (University of Ottawa). </text:span><text:span text:style-name="T31">The isotopic composition of FAMEs was corrected according to eq. </text:span><text:span text:style-name="T13">nn.</text:span><text:span text:style-name="T31">:</text:span></text:p>
      <text:p text:style-name="P1"><draw:frame draw:style-name="fr1" draw:name="Object1" text:anchor-type="as-char" svg:y="-0.693cm" svg:width="7.468cm" svg:height="1.072cm" draw:z-index="0"><draw:object xlink:href="./Object 1" xlink:type="simple" xlink:show="embed" xlink:actuate="onLoad"/><draw:image xlink:href="./ObjectReplacements/Object 1" xlink:type="simple" xlink:show="embed" xlink:actuate="onLoad"/></draw:frame></text:p>
      <text:p text:style-name="P1"><draw:frame draw:style-name="fr1" draw:name="Object2" text:anchor-type="as-char" svg:y="-0.693cm" svg:width="7.551cm" svg:height="1.072cm" draw:z-index="1"><draw:object xlink:href="./Object 2" xlink:type="simple" xlink:show="embed" xlink:actuate="onLoad"/><draw:image xlink:href="./ObjectReplacements/Object 2" xlink:type="simple" xlink:show="embed" xlink:actuate="onLoad"/></draw:frame></text:p>
      <text:p text:style-name="P1"><draw:frame draw:style-name="fr1" draw:name="Object3" text:anchor-type="as-char" svg:y="-0.693cm" svg:width="9.185cm" svg:height="1.072cm" draw:z-index="2"><draw:object xlink:href="./Object 3" xlink:type="simple" xlink:show="embed" xlink:actuate="onLoad"/><draw:image xlink:href="./ObjectReplacements/Object 3" xlink:type="simple" xlink:show="embed" xlink:actuate="onLoad"/></draw:frame></text:p>
      <text:p text:style-name="P1"><text:soft-page-break/><draw:frame draw:style-name="fr1" draw:name="Object4" text:anchor-type="as-char" svg:y="-0.684cm" svg:width="8.266cm" svg:height="1.064cm" draw:z-index="3"><draw:object xlink:href="./Object 4" xlink:type="simple" xlink:show="embed" xlink:actuate="onLoad"/><draw:image xlink:href="./ObjectReplacements/Object 4" xlink:type="simple" xlink:show="embed" xlink:actuate="onLoad"/></draw:frame></text:p>
      <text:p text:style-name="P1"><text:span text:style-name="T64">Where δ13C FA is the isotopic composition of the fatty acid, δ13C FAME the measured isotopic composition of the FAME, δ13CMeOH the isotopic composition of MeOH and </text:span><text:span text:style-name="T79">C</text:span><text:span text:style-name="T64"> the number of </text:span><text:span text:style-name="T65">C atoms</text:span><text:span text:style-name="T64"> in the PLFA.</text:span></text:p>
      <text:p text:style-name="P7">Statistic methods</text:p>
      <text:p text:style-name="P1"><text:span text:style-name="T66">Differences between soil horizons and climate regions were tested by analysis of variance and Tukey HSD post-hoc analysis. Significance was assumed when p&lt;0.05.</text:span><text:span text:style-name="T67"> </text:span><text:span text:style-name="T66">All statistical analysis was performed with the software and statistical computing environment R. </text:span><text:span text:style-name="T67">A principal component analysis was calculated using the R package 'vegan'.</text:span></text:p>
      <text:p text:style-name="P1"/>
      <text:p text:style-name="P17">Results <text:span text:style-name="T91">and discussion</text:span></text:p>
      <text:p text:style-name="P5"><text:span text:style-name="T90"/></text:p>
      <text:p text:style-name="P4"><text:span text:style-name="T90"/></text:p>
      <text:p text:style-name="P7"><text:span text:style-name="T72">PLFA composition:</text:span></text:p>
      <text:p text:style-name="P3"><text:span text:style-name="T84">In sum we found </text:span><text:span text:style-name="T72">49 </text:span><text:span text:style-name="T84">individual </text:span><text:span text:style-name="T72">PLFAs <text:s/></text:span><text:span text:style-name="T84">in 24 analyzed samples. Ordination analysis (PCA and NMDS) showed that microbial communities</text:span><text:span text:style-name="T85"> clustered according to </text:span><text:span text:style-name="T86">soil horizons.</text:span></text:p>
      <text:p text:style-name="P1"><text:span text:style-name="T72"/></text:p>
      <text:p text:style-name="P1"><text:span text:style-name="T73"><office:annotation><dc:creator>Lukas Kohl</dc:creator><dc:date>2013-11-16T02:16:53</dc:date><text:p text:style-name="P18"><text:span text:style-name="T99">PLFA composition represents both community structure and the physiological state of soil microbiota. In particular, [Wixon and Balser 2013] argue that differences among temperature treatments can result from temperature adaption of membrane PLFAs. </text:span></text:p></office:annotation></text:span></text:p>
      <text:p text:style-name="P1">Multivariant analysis</text:p>
      <text:p text:style-name="P1">Overall communty composition: in a PCA, component PC1, which explains 51.7% variance, separates soil horizons (L vs. FH vs. B). Negative values (corresponding to more shallow soil horizons ) corresponded to higher contributions of polyunsaturated PLFA (eurkaryots), while negative values corresponded to higher contributions of terminally and mid-chain branched PLFAs, cyclopropylated PLFAs, and monounsaturated PLFAs (all bacterial). Differences between regions were not resolved in the PCA. </text:p>
      <text:p text:style-name="P1">Indicator ratios:</text:p>
      <text:p text:style-name="P1"><text:span text:style-name="T74">We tested for signif</text:span><text:span text:style-name="T76">i</text:span><text:span text:style-name="T74">cance of differences in indicator ratios of </text:span><text:span text:style-name="T75">community structure and microbial physiology. </text:span><text:span text:style-name="T69">The </text:span><text:span text:style-name="T70">analysis of indicator</text:span><text:span text:style-name="T75">s for community compositoin </text:span><text:span text:style-name="T70">(e.g. Fungi to bacteria and G+​/G-) had similar results </text:span><text:span text:style-name="T75">as the multivariant analysis reported above</text:span><text:span text:style-name="T70">: </text:span><text:span text:style-name="T68"><text:s/>F:B ratios </text:span><text:span text:style-name="T71">and (to a lesser extend) G+ : G- decreased with depth, no significant differences between regions were found. </text:span></text:p>
      <text:p text:style-name="P1">In contrast, some physiological indicator ratios found differences between regions.</text:p>
      <text:p text:style-name="P10"><text:span text:style-name="T87">Soil PLFA content</text:span></text:p>
      <text:p text:style-name="P14"><text:span text:style-name="T87">In sum, we found between 2.9 and 5.1 mmol PLFA g-1 SOC </text:span><text:span text:style-name="T88">(fig. ?)</text:span><text:span text:style-name="T87">. <text:s/></text:span><text:span text:style-name="T88">(SOC normalized) PLFA contents were largely independent of soil horizon and depths, no significant differences between regions were found except in the F layer, where significantly more PLFA was found at the colder site. However, it is noteworthy that the trend towards higher biomass observed was inverted in the topmost L horizon.</text:span></text:p>
      <text:p text:style-name="P14"><text:span text:style-name="T89">This results contradict chloroform fumigation </text:span><text:span text:style-name="T90">(CFE) </text:span><text:span text:style-name="T89">based biomass measurements of the same soils that we recently </text:span><text:soft-page-break/><text:span text:style-name="T89">conducted as part of a incubation study [reference paper Jerome]. In that analysis, we found that biomass C decreased with depth, were 3-4 times lower in F and H than in L horizons and below detection in B horizons. Nevertheless, the PLFA:Cmic ratios that result from the comparison between these to studies (0.09 – 0.40 mmol PLFA g-1 Cmic) are in a range that was previously reported for soil ,</text:span><text:span text:style-name="T89"><office:annotation><dc:creator>Lukas Kohl</dc:creator><dc:date>2013-11-16T03:04:07</dc:date><text:p text:style-name="P19"><text:span text:style-name="T100">Folia Microbiologica</text:span></text:p><text:p text:style-name="P19"><text:span text:style-name="T100">March 2005, Volume 50, Issue 2, pp 161-166</text:span></text:p><text:p text:style-name="P19"><text:span text:style-name="T100">Physiology and microbial community structure in soil at extreme water content</text:span></text:p><text:p text:style-name="P19"><text:span text:style-name="T100">E. Uhlířová, D. Elhottová, J. Tříska, H. Šantrůčková</text:span></text:p></office:annotation></text:span></text:p>
      <text:p text:style-name="P15"><text:span text:style-name="T90">The discrepancy between PLFA and CFE based biomass estimates might be explained by (1) </text:span><text:span text:style-name="T92">differences between fungal and bacterial PLFA contents per biomass. Fungal cells are larger than bacterial cells, therefore bacteria have higher surface to volume ratios. PLFA concentrations depend on surface area. However, fungi have more intracellular mebranes than bacteria. (2) P</text:span><text:span text:style-name="T90">hysiological differences </text:span><text:span text:style-name="T92">along the depths profile </text:span><text:span text:style-name="T90">leading to </text:span><text:span text:style-name="T92">a change in the average cell size with depth with the same effect as under (1). </text:span><text:span text:style-name="T93">(3) Slower turn-over of PLFAs at the colder temperature.</text:span><text:span text:style-name="T95"><office:annotation><dc:creator>Lukas Kohl</dc:creator><dc:date>2013-11-16T03:15:01</dc:date><text:p text:style-name="P19"><text:span text:style-name="T100">Frostegard 2011, reference therein.</text:span></text:p></office:annotation></text:span></text:p>
      <text:p text:style-name="P16"><text:span text:style-name="T98">[for discussion: develop to the point where we can state whether turn-over is a relevant factor here.]</text:span></text:p>
      <text:p text:style-name="P7"/>
      <text:p text:style-name="P7">Carbon isotopic composition</text:p>
      <text:p text:style-name="P11"><text:span text:style-name="T91">Conclusion</text:span><text:span text:style-name="T97">s</text:span></text:p>
      <text:p text:style-name="P6">Depth trends</text:p>
      <text:p text:style-name="P1">Region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F" svg:font-family="" style:font-family-generic="roman"/>
    <style:font-face style:name="DejaVu Sans" svg:font-family="'DejaVu Sans'" style:font-family-generic="swiss"/>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style:font-face style:name="Lohit Hindi2"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1"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Kohl</meta:initial-creator>
    <meta:creation-date>2013-10-21T19:13:27</meta:creation-date>
    <meta:generator>LibreOffice/4.0.2.2$Linux_X86_64 LibreOffice_project/400m0$Build-2</meta:generator>
    <dc:date>2013-11-16T08:57:53</dc:date>
    <dc:creator>Lukas Kohl</dc:creator>
    <meta:editing-duration>P2DT12H16M40S</meta:editing-duration>
    <meta:editing-cycles>89</meta:editing-cycles>
    <meta:document-statistic meta:table-count="0" meta:image-count="0" meta:object-count="4" meta:page-count="6" meta:paragraph-count="48" meta:word-count="1560" meta:character-count="10062" meta:non-whitespace-character-count="8340"/>
    <meta:user-defined meta:name="Mendeley Document_1">True</meta:user-defined>
    <meta:user-defined meta:name="Mendeley User Name_1">lukas.kohl@univie.ac.at@www.mendeley.com</meta:user-defined>
  </office:meta>
</office:document-meta>
</file>

<file path=Object 1/content.xml><?xml version="1.0" encoding="utf-8"?>
<math xmlns="http://www.w3.org/1998/Math/MathML">
  <semantics>
    <mrow>
      <mo stretchy="false">δ</mo>
      <mrow>
        <mn>13</mn>
      </mrow>
      <mrow>
        <msub>
          <mi>C</mi>
          <mrow>
            <mi mathvariant="italic">PLFA</mi>
          </mrow>
        </msub>
        <mo stretchy="false">=</mo>
        <mfrac>
          <mrow>
            <mo stretchy="false">δ</mo>
            <mrow>
              <mn>13</mn>
            </mrow>
            <mrow>
              <mrow>
                <msub>
                  <mi>C</mi>
                  <mrow>
                    <mi mathvariant="italic">FAME</mi>
                  </mrow>
                </msub>
                <mo stretchy="false">⋅</mo>
                <mrow>
                  <mo stretchy="false">(</mo>
                  <mrow>
                    <mrow>
                      <mi>C</mi>
                      <mo stretchy="false">+</mo>
                      <mn>1</mn>
                    </mrow>
                  </mrow>
                  <mo stretchy="false">)</mo>
                </mrow>
              </mrow>
              <mo stretchy="false">−</mo>
              <mo stretchy="false">δ</mo>
            </mrow>
            <mrow>
              <mn>13</mn>
            </mrow>
            <msub>
              <mi>C</mi>
              <mrow>
                <mi mathvariant="italic">MeOH</mi>
              </mrow>
            </msub>
          </mrow>
          <mrow>
            <mi>C</mi>
          </mrow>
        </mfrac>
      </mrow>
    </mrow>
    <annotation encoding="StarMath 5.0">%delta{13}C_{PLFA} ={ %delta{13}C_{FAME} cdot (C + 1) - %delta{13}C_{MeOH} } over{C}</annotation>
  </semantics>
</math>
</file>

<file path=Object 2/content.xml><?xml version="1.0" encoding="utf-8"?>
<math xmlns="http://www.w3.org/1998/Math/MathML">
  <semantics>
    <mrow>
      <mo stretchy="false">δ</mo>
      <mrow>
        <mn>13</mn>
      </mrow>
      <mrow>
        <msub>
          <mi>C</mi>
          <mrow>
            <mi mathvariant="italic">PLFA</mi>
          </mrow>
        </msub>
        <mo stretchy="false">=</mo>
        <mrow>
          <mfrac>
            <mrow>
              <mo stretchy="false">δ</mo>
              <mrow>
                <mn>13</mn>
              </mrow>
              <mrow>
                <msub>
                  <mi>C</mi>
                  <mrow>
                    <mi mathvariant="italic">FAME</mi>
                  </mrow>
                </msub>
                <mo stretchy="false">⋅</mo>
                <mrow>
                  <mo stretchy="false">(</mo>
                  <mrow>
                    <mrow>
                      <mi>C</mi>
                      <mo stretchy="false">+</mo>
                      <mn>1</mn>
                    </mrow>
                  </mrow>
                  <mo stretchy="false">)</mo>
                </mrow>
              </mrow>
            </mrow>
            <mrow>
              <mi>C</mi>
            </mrow>
          </mfrac>
          <mo stretchy="false">−</mo>
          <mfrac>
            <mrow>
              <mo stretchy="false">δ</mo>
              <mrow>
                <mn>13</mn>
              </mrow>
              <msub>
                <mi>C</mi>
                <mrow>
                  <mi mathvariant="italic">MeOH</mi>
                </mrow>
              </msub>
            </mrow>
            <mrow>
              <mi>C</mi>
            </mrow>
          </mfrac>
        </mrow>
      </mrow>
    </mrow>
    <annotation encoding="StarMath 5.0">%delta{13}C_{PLFA} ={ %delta{13}C_{FAME} cdot (C + 1)} over{C} -  {%delta{13}C_{MeOH}} over {C} 
</annotation>
  </semantics>
</math>
</file>

<file path=Object 3/content.xml><?xml version="1.0" encoding="utf-8"?>
<math xmlns="http://www.w3.org/1998/Math/MathML">
  <semantics>
    <mrow>
      <mo stretchy="false">δ</mo>
      <mrow>
        <mn>13</mn>
      </mrow>
      <mrow>
        <msub>
          <mi>C</mi>
          <mrow>
            <mi mathvariant="italic">PLFA</mi>
          </mrow>
        </msub>
        <mo stretchy="false">=</mo>
        <mrow>
          <mrow>
            <mfrac>
              <mrow>
                <mo stretchy="false">δ</mo>
                <mrow>
                  <mn>13</mn>
                </mrow>
                <mrow>
                  <msub>
                    <mi>C</mi>
                    <mrow>
                      <mi mathvariant="italic">FAME</mi>
                    </mrow>
                  </msub>
                  <mo stretchy="false">⋅</mo>
                  <mrow>
                    <mo stretchy="false">(</mo>
                    <mrow>
                      <mi>C</mi>
                    </mrow>
                    <mo stretchy="false">)</mo>
                  </mrow>
                </mrow>
              </mrow>
              <mrow>
                <mi>C</mi>
              </mrow>
            </mfrac>
            <mo stretchy="false">+</mo>
            <mfrac>
              <mrow>
                <mo stretchy="false">δ</mo>
                <mrow>
                  <mn>13</mn>
                </mrow>
                <msub>
                  <mi>C</mi>
                  <mrow>
                    <mi mathvariant="italic">FAME</mi>
                  </mrow>
                </msub>
              </mrow>
              <mrow>
                <mi>C</mi>
              </mrow>
            </mfrac>
          </mrow>
          <mo stretchy="false">−</mo>
          <mfrac>
            <mrow>
              <mo stretchy="false">δ</mo>
              <mrow>
                <mn>13</mn>
              </mrow>
              <msub>
                <mi>C</mi>
                <mrow>
                  <mi mathvariant="italic">MeOH</mi>
                </mrow>
              </msub>
            </mrow>
            <mrow>
              <mi>C</mi>
            </mrow>
          </mfrac>
        </mrow>
      </mrow>
    </mrow>
    <annotation encoding="StarMath 5.0">%delta{13}C_{PLFA} ={ %delta{13}C_{FAME} cdot (C )} over{C} + { %delta{13}C_{FAME}} over{C} -  {%delta{13}C_{MeOH}} over {C} 
</annotation>
  </semantics>
</math>
</file>

<file path=Object 4/content.xml><?xml version="1.0" encoding="utf-8"?>
<math xmlns="http://www.w3.org/1998/Math/MathML">
  <semantics>
    <mrow>
      <mo stretchy="false">δ</mo>
      <mrow>
        <mn>13</mn>
      </mrow>
      <mrow>
        <msub>
          <mi>C</mi>
          <mrow>
            <mi mathvariant="italic">PLFA</mi>
          </mrow>
        </msub>
        <mo stretchy="false">=</mo>
        <mrow>
          <mrow>
            <mo stretchy="false">δ</mo>
            <mrow>
              <mn>13</mn>
            </mrow>
            <msub>
              <mi>C</mi>
              <mrow>
                <mi mathvariant="italic">FAME</mi>
              </mrow>
            </msub>
          </mrow>
          <mo stretchy="false">+</mo>
          <mfrac>
            <mrow>
              <mo stretchy="false">δ</mo>
              <mrow>
                <mn>13</mn>
              </mrow>
              <mrow>
                <msub>
                  <mi>C</mi>
                  <mrow>
                    <mi mathvariant="italic">FAME</mi>
                  </mrow>
                </msub>
                <mo stretchy="false">−</mo>
                <mo stretchy="false">δ</mo>
              </mrow>
              <mrow>
                <mn>13</mn>
              </mrow>
              <msub>
                <mi>C</mi>
                <mrow>
                  <mi mathvariant="italic">MeOH</mi>
                </mrow>
              </msub>
            </mrow>
            <mrow>
              <mi>C</mi>
            </mrow>
          </mfrac>
        </mrow>
      </mrow>
    </mrow>
    <annotation encoding="StarMath 5.0">%delta{13}C_{PLFA} ={ %delta{13}C_{FAME}} + { %delta{13}C_{FAME} - %delta{13}C_{MeOH}} over {C} 
</annotation>
  </semantics>
</math>
</file>